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 main }}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Главный — 2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главный документ номер 2, и он должен породить еще один документ, когда его подпишут. И второй документ должен породить последний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0T22:13:43</dc:date>
    <dc:creator>viator </dc:creator>
    <meta:editing-duration>PT00H15M38S</meta:editing-duration>
    <meta:editing-cycles>5</meta:editing-cycles>
    <meta:generator>OpenOffice.org/3.2$Linux OpenOffice.org_project/320m12$Build-9483</meta:generator>
    <meta:document-statistic meta:table-count="1" meta:image-count="0" meta:object-count="0" meta:page-count="1" meta:paragraph-count="8" meta:word-count="61" meta:character-count="383"/>
  </office:meta>
</office:document-meta>
</file>